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cy Beef and Beans over Brown Rice</text:p>
      <text:p text:style-name="P1"/>
      <text:p text:style-name="P3">2 cups dry pinto beans</text:p>
      <text:p text:style-name="P2">1lb. beef stew meat</text:p>
      <text:p text:style-name="P2">8 cups water</text:p>
      <text:p text:style-name="P2">1 T salt</text:p>
      <text:p text:style-name="P2">1 onion, chopped</text:p>
      <text:p text:style-name="P2">Jalapeno peppers, chopped (as many as you</text:p>
      <text:p text:style-name="P2">like.. the more you add the spicier it will be)</text:p>
      <text:p text:style-name="P2">Olive oil</text:p>
      <text:p text:style-name="P2">1 cup of your favorite salsa</text:p>
      <text:p text:style-name="P2">Cooked Brown Rice</text:p>
      <text:p text:style-name="P2"/>
      <text:p text:style-name="P2">In a large stock pot combine pinto beans, stew meat, water and salt. Let cook and simmer for 2 ½</text:p>
      <text:p text:style-name="P2">hours or until beans are soft and meat is tender.</text:p>
      <text:p text:style-name="P2"/>
      <text:p text:style-name="P2">After beans and meat have finished cooking heat a frying pan and add olive oil, chopped onions and</text:p>
      <text:p text:style-name="P2">peppers. Cook until onion is soft. Add this to the bean/beef mix. Add salsa and mix and let sit for a</text:p>
      <text:p text:style-name="P2">little bit so flavors can blend. Serve this over brown rice for a yummy and easy dinn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38:14.57</dc:date>
    <dc:creator>Crystal Miller</dc:creator>
    <meta:editing-duration>PT15H49M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39" meta:character-count="687"/>
  </office:meta>
</office:document-meta>
</file>